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fo:break-before="page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2.477cm"/>
    </style:style>
    <style:style style:name="P1" style:family="paragraph" style:parent-style-name="Header">
      <style:text-properties style:font-name="Arial" officeooo:paragraph-rsid="002b3095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rsid="0037181b" officeooo:paragraph-rsid="0037181b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weight="bold" officeooo:paragraph-rsid="0036b83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normal" officeooo:rsid="0036b83b" officeooo:paragraph-rsid="0036b83b" style:font-size-asian="11pt" style:font-weight-asian="normal" style:font-size-complex="11pt" style:font-weight-complex="normal"/>
    </style:style>
    <style:style style:name="P7" style:family="paragraph" style:parent-style-name="Standard">
      <style:text-properties officeooo:rsid="00098dd1" officeooo:paragraph-rsid="0033b9ac"/>
    </style:style>
    <style:style style:name="P8" style:family="paragraph" style:parent-style-name="Standard">
      <style:text-properties officeooo:rsid="00098dd1" officeooo:paragraph-rsid="0033e741"/>
    </style:style>
    <style:style style:name="P9" style:family="paragraph" style:parent-style-name="Standard">
      <style:text-properties officeooo:rsid="00098dd1" officeooo:paragraph-rsid="0036b83b"/>
    </style:style>
    <style:style style:name="P10" style:family="paragraph" style:parent-style-name="Standard">
      <style:text-properties officeooo:rsid="000cc8eb" officeooo:paragraph-rsid="0033b9ac"/>
    </style:style>
    <style:style style:name="P11" style:family="paragraph" style:parent-style-name="Standard">
      <style:text-properties officeooo:rsid="000d6298" officeooo:paragraph-rsid="0033b9ac"/>
    </style:style>
    <style:style style:name="P12" style:family="paragraph" style:parent-style-name="Standard">
      <style:text-properties officeooo:rsid="0027af77" officeooo:paragraph-rsid="0033b9ac"/>
    </style:style>
    <style:style style:name="P13" style:family="paragraph" style:parent-style-name="Standard">
      <style:text-properties officeooo:rsid="00286e49" officeooo:paragraph-rsid="0033b9ac"/>
    </style:style>
    <style:style style:name="P14" style:family="paragraph" style:parent-style-name="Standard">
      <style:text-properties officeooo:rsid="002a8652" officeooo:paragraph-rsid="0035953d"/>
    </style:style>
    <style:style style:name="P15" style:family="paragraph" style:parent-style-name="Standard">
      <style:text-properties officeooo:rsid="00350cde" officeooo:paragraph-rsid="0033b9ac"/>
    </style:style>
    <style:style style:name="P16" style:family="paragraph" style:parent-style-name="Standard">
      <style:text-properties fo:font-size="16pt" fo:font-weight="bold" officeooo:rsid="000d6298" officeooo:paragraph-rsid="0033b9ac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100e80" officeooo:paragraph-rsid="0033b9ac"/>
    </style:style>
    <style:style style:name="P18" style:family="paragraph" style:parent-style-name="Standard">
      <style:text-properties officeooo:rsid="00265446" officeooo:paragraph-rsid="0033b9ac"/>
    </style:style>
    <style:style style:name="P19" style:family="paragraph" style:parent-style-name="Standard">
      <style:text-properties fo:font-weight="bold" officeooo:rsid="0031cb55" officeooo:paragraph-rsid="0033b9ac" style:font-weight-asian="bold" style:font-weight-complex="bold"/>
    </style:style>
    <style:style style:name="P20" style:family="paragraph" style:parent-style-name="Standard">
      <style:text-properties fo:font-weight="bold" officeooo:rsid="0016ec6d" officeooo:paragraph-rsid="0033b9ac" style:font-weight-asian="bold" style:font-weight-complex="bold"/>
    </style:style>
    <style:style style:name="P21" style:family="paragraph" style:parent-style-name="Standard">
      <style:text-properties fo:font-weight="bold" officeooo:rsid="0033e741" officeooo:paragraph-rsid="0033e741" style:font-weight-asian="bold" style:font-weight-complex="bold"/>
    </style:style>
    <style:style style:name="P22" style:family="paragraph" style:parent-style-name="Standard">
      <style:text-properties fo:font-weight="bold" officeooo:rsid="002a8652" officeooo:paragraph-rsid="0035953d" style:font-weight-asian="bold" style:font-weight-complex="bold"/>
    </style:style>
    <style:style style:name="P23" style:family="paragraph" style:parent-style-name="Standard">
      <style:text-properties fo:font-weight="bold" officeooo:rsid="0035953d" officeooo:paragraph-rsid="0035953d" style:font-weight-asian="bold" style:font-weight-complex="bold"/>
    </style:style>
    <style:style style:name="P24" style:family="paragraph" style:parent-style-name="Standard">
      <style:text-properties fo:font-weight="bold" officeooo:rsid="0036b83b" officeooo:paragraph-rsid="0036b83b" style:font-weight-asian="bold" style:font-weight-complex="bold"/>
    </style:style>
    <style:style style:name="P25" style:family="paragraph" style:parent-style-name="Standard">
      <style:text-properties fo:font-weight="normal" officeooo:rsid="0015050d" officeooo:paragraph-rsid="0033b9ac" style:font-weight-asian="normal" style:font-weight-complex="normal"/>
    </style:style>
    <style:style style:name="P26" style:family="paragraph" style:parent-style-name="Standard">
      <style:text-properties officeooo:paragraph-rsid="0033b9ac"/>
    </style:style>
    <style:style style:name="P27" style:family="paragraph" style:parent-style-name="Standard">
      <style:text-properties officeooo:rsid="0035953d" officeooo:paragraph-rsid="0035953d"/>
    </style:style>
    <style:style style:name="P28" style:family="paragraph" style:parent-style-name="Standard">
      <style:text-properties officeooo:rsid="0036b83b" officeooo:paragraph-rsid="0036b83b"/>
    </style:style>
    <style:style style:name="P29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30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31" style:family="paragraph" style:parent-style-name="Standard" style:list-style-name="L1">
      <style:text-properties style:font-name="Arial" fo:font-size="11pt" style:font-size-asian="11pt" style:font-size-complex="11pt"/>
    </style:style>
    <style:style style:name="P32" style:family="paragraph" style:parent-style-name="Standard" style:list-style-name="L1">
      <style:text-properties style:font-name="Arial" fo:font-size="11pt" officeooo:rsid="002bac94" officeooo:paragraph-rsid="002bac94" style:font-size-asian="11pt" style:font-size-complex="11pt"/>
    </style:style>
    <style:style style:name="P33" style:family="paragraph" style:parent-style-name="Standard" style:list-style-name="L2">
      <style:text-properties style:font-name="Arial" fo:font-size="11pt" officeooo:rsid="002d2f94" officeooo:paragraph-rsid="002d2f94" style:font-size-asian="11pt" style:font-size-complex="11pt"/>
    </style:style>
    <style:style style:name="P34" style:family="paragraph" style:parent-style-name="Standard">
      <style:text-properties officeooo:rsid="0036b83b" officeooo:paragraph-rsid="0036b83b"/>
    </style:style>
    <style:style style:name="P35" style:family="paragraph" style:parent-style-name="Standard">
      <style:text-properties fo:font-weight="normal" officeooo:rsid="0010c741" officeooo:paragraph-rsid="0033b9ac" style:font-weight-asian="normal" style:font-weight-complex="normal"/>
    </style:style>
    <style:style style:name="P36" style:family="paragraph" style:parent-style-name="Standard">
      <style:text-properties fo:font-weight="normal" officeooo:rsid="0030d514" officeooo:paragraph-rsid="0033b9ac" style:font-weight-asian="normal" style:font-weight-complex="normal"/>
    </style:style>
    <style:style style:name="T1" style:family="text">
      <style:text-properties fo:font-size="18pt" fo:font-weight="bold" officeooo:rsid="0037181b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382bb9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d2f94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7824" style:font-weight-asian="bold" style:font-weight-complex="bold"/>
    </style:style>
    <style:style style:name="T6" style:family="text">
      <style:text-properties fo:font-weight="bold" officeooo:rsid="003acce0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language="de" fo:country="AT"/>
    </style:style>
    <style:style style:name="T9" style:family="text">
      <style:text-properties fo:language="de" fo:country="AT" fo:font-weight="bold" style:font-weight-asian="bold"/>
    </style:style>
    <style:style style:name="T10" style:family="text">
      <style:text-properties fo:language="de" fo:country="AT" fo:font-weight="bold" officeooo:rsid="001d3067" style:font-weight-asian="bold"/>
    </style:style>
    <style:style style:name="T11" style:family="text">
      <style:text-properties fo:language="de" fo:country="AT" fo:font-weight="bold" officeooo:rsid="001b782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0c741" style:font-weight-asian="normal" style:font-weight-complex="normal"/>
    </style:style>
    <style:style style:name="T14" style:family="text">
      <style:text-properties fo:font-weight="normal" officeooo:rsid="002bac94" style:font-weight-asian="normal" style:font-weight-complex="normal"/>
    </style:style>
    <style:style style:name="T15" style:family="text">
      <style:text-properties fo:font-weight="normal" officeooo:rsid="002eb3c6" style:font-weight-asian="normal" style:font-weight-complex="normal"/>
    </style:style>
    <style:style style:name="T16" style:family="text">
      <style:text-properties fo:font-weight="normal" officeooo:rsid="001cd129" style:font-weight-asian="normal" style:font-weight-complex="normal"/>
    </style:style>
    <style:style style:name="T17" style:family="text">
      <style:text-properties fo:font-weight="normal" officeooo:rsid="0015050d" style:font-weight-asian="normal" style:font-weight-complex="normal"/>
    </style:style>
    <style:style style:name="T18" style:family="text">
      <style:text-properties fo:font-weight="normal" officeooo:rsid="00178b40" style:font-weight-asian="normal" style:font-weight-complex="normal"/>
    </style:style>
    <style:style style:name="T19" style:family="text">
      <style:text-properties fo:font-weight="normal" officeooo:rsid="0018d5f3" style:font-weight-asian="normal" style:font-weight-complex="normal"/>
    </style:style>
    <style:style style:name="T20" style:family="text">
      <style:text-properties fo:font-weight="normal" officeooo:rsid="001a57f5" style:font-weight-asian="normal" style:font-weight-complex="normal"/>
    </style:style>
    <style:style style:name="T21" style:family="text">
      <style:text-properties fo:font-weight="normal" officeooo:rsid="001f2830" style:font-weight-asian="normal" style:font-weight-complex="normal"/>
    </style:style>
    <style:style style:name="T22" style:family="text">
      <style:text-properties fo:font-weight="normal" officeooo:rsid="002de0cb" style:font-weight-asian="normal" style:font-weight-complex="normal"/>
    </style:style>
    <style:style style:name="T23" style:family="text">
      <style:text-properties fo:font-weight="normal" officeooo:rsid="002de5fd" style:font-weight-asian="normal" style:font-weight-complex="normal"/>
    </style:style>
    <style:style style:name="T24" style:family="text">
      <style:text-properties fo:font-weight="normal" officeooo:rsid="0030d514" style:font-weight-asian="normal" style:font-weight-complex="normal"/>
    </style:style>
    <style:style style:name="T25" style:family="text">
      <style:text-properties fo:font-weight="normal" officeooo:rsid="002eceab" style:font-weight-asian="normal" style:font-weight-complex="normal"/>
    </style:style>
    <style:style style:name="T26" style:family="text">
      <style:text-properties fo:font-weight="normal" officeooo:rsid="002eac07" style:font-weight-asian="normal" style:font-weight-complex="normal"/>
    </style:style>
    <style:style style:name="T27" style:family="text">
      <style:text-properties fo:font-weight="normal" officeooo:rsid="0036b83b" style:font-weight-asian="normal" style:font-weight-complex="normal"/>
    </style:style>
    <style:style style:name="T28" style:family="text">
      <style:text-properties fo:font-weight="normal" officeooo:rsid="0039fbc7" style:font-weight-asian="normal" style:font-weight-complex="normal"/>
    </style:style>
    <style:style style:name="T29" style:family="text">
      <style:text-properties officeooo:rsid="002eb3c6"/>
    </style:style>
    <style:style style:name="T30" style:family="text">
      <style:text-properties officeooo:rsid="002a856d"/>
    </style:style>
    <style:style style:name="T31" style:family="text">
      <style:text-properties officeooo:rsid="00265446"/>
    </style:style>
    <style:style style:name="T32" style:family="text">
      <style:text-properties officeooo:rsid="0015050d"/>
    </style:style>
    <style:style style:name="T33" style:family="text">
      <style:text-properties officeooo:rsid="0033e741"/>
    </style:style>
    <style:style style:name="T34" style:family="text">
      <style:text-properties officeooo:rsid="0035953d"/>
    </style:style>
    <style:style style:name="T35" style:family="text">
      <style:text-properties officeooo:rsid="0036b83b"/>
    </style:style>
    <style:style style:name="T36" style:family="text">
      <style:text-properties officeooo:rsid="00382bb9"/>
    </style:style>
    <style:style style:name="T37" style:family="text">
      <style:text-properties officeooo:rsid="00383f22"/>
    </style:style>
    <style:style style:name="T38" style:family="text">
      <style:text-properties officeooo:rsid="0039fbc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9"><text:span text:style-name="T11">Teilnehmer:</text:span><text:span text:style-name="T8"> </text:span></text:p>
            <text:list xml:id="list752536962154455528" text:style-name="L1">
              <text:list-item>
                <text:p text:style-name="P31"><text:span text:style-name="T8">Daniel Bersenkowitsch, </text:span><text:tab/><text:tab/> </text:p>
              </text:list-item>
              <text:list-item>
                <text:p text:style-name="P31">Andreas Denkmayr, <text:span text:style-name="T9"><text:tab/><text:tab/> </text:span></text:p>
              </text:list-item>
              <text:list-item>
                <text:p text:style-name="P31">Gerald Irsiegler,</text:p>
              </text:list-item>
              <text:list-item>
                <text:p text:style-name="P32">David Lindenbauer</text:p>
              </text:list-item>
            </text:list>
          </table:table-cell>
        </table:table-row>
        <table:table-row>
          <table:table-cell table:style-name="Table1.A2" office:value-type="string">
            <text:p text:style-name="P29"><text:span text:style-name="T4">Autor des Protokolls: </text:span><text:span text:style-name="T14">Andreas Denkmayr</text:span> </text:p>
          </table:table-cell>
        </table:table-row>
        <table:table-row>
          <table:table-cell table:style-name="Table1.A2" office:value-type="string">
            <text:p text:style-name="P30">Dauer: <text:span text:style-name="T15">15:00</text:span><text:span text:style-name="T29"> – </text:span><text:span text:style-name="T15">17:15</text:span></text:p>
          </table:table-cell>
        </table:table-row>
        <table:table-row>
          <table:table-cell table:style-name="Table1.A4" office:value-type="string">
            <text:p text:style-name="P2"><text:span text:style-name="T10">Menüpunkte</text:span><text:span text:style-name="T9">: </text:span></text:p>
            <text:list xml:id="list6456882865868369861" text:style-name="L2">
              <text:list-item>
                <text:p text:style-name="P33">Erwartete Funktionen</text:p>
              </text:list-item>
              <text:list-item>
                <text:p text:style-name="P33">Pflichtenheftüberarbeitung</text:p>
              </text:list-item>
            </text:list>
          </table:table-cell>
        </table:table-row>
        <table:table-row>
          <table:table-cell table:style-name="Table1.A2" office:value-type="string">
            <text:p text:style-name="P4">Inhalt:</text:p>
            <text:p text:style-name="P2"/>
            <text:p text:style-name="P7"><text:span text:style-name="T33">Altes </text:span>Pflichtenheft <text:span text:style-name="T33">wurde gemeinsam mit dem Fitnessconsultant besprochen.</text:span></text:p>
            <text:p text:style-name="P7"><text:span text:style-name="T33">Anschließend gab es eine </text:span>Beratung mit unserem Fitness<text:span text:style-name="T36">c</text:span>onsultant über die Features, die <text:span text:style-name="T33">von unserer App </text:span>erwartet werden.</text:p>
            <text:p text:style-name="P7"/>
            <text:p text:style-name="P21">Videos:</text:p>
            <text:p text:style-name="P7">Videos werden auf Youtube-Channel geladen und eingebunden in den Trainingskatalog.</text:p>
            <text:p text:style-name="P8">Videos werden mit Watermark versehen und von unserem Fitness<text:span text:style-name="T36">c</text:span>onsultant erstellt, </text:p>
            <text:p text:style-name="P9">wobei Videos sowohl von <text:span text:style-name="T33">Männern</text:span> als auch <text:span text:style-name="T33">von Frauen</text:span> durchgeführt werden sollen.</text:p>
            <text:p text:style-name="P28">Videos werden ca. 10 Sekunden Durchschnittslänge aufweisen und sprachlich begleitet sein.</text:p>
            <text:p text:style-name="P10"/>
            <text:p text:style-name="P24">Übungsliste:</text:p>
            <text:p text:style-name="P10"><text:span text:style-name="T35">Die </text:span>Übungsliste wird von unserem Fitness<text:span text:style-name="T36">c</text:span>onsultant erstellt und an uns weitergegeben.</text:p>
            <text:p text:style-name="P11"/>
            <text:p text:style-name="P21">Trainingsziele:</text:p>
            <text:p text:style-name="P12"><text:span text:style-name="T33">Die </text:span>Trainingsziele: „Maximalkraft“, „Muskelaufbau“, „Ausdauer“, „Abnehmen“ <text:span text:style-name="T33">wurden besprochen.</text:span></text:p>
            <text:p text:style-name="P13"/>
            <text:p text:style-name="P21">Trainingssession:</text:p>
            <text:p text:style-name="P13"><text:span text:style-name="T34">F</text:span>ür Ausdauer<text:span text:style-name="T34">training</text:span> ist zu überlegen, ob <text:span text:style-name="T34">ein </text:span>Pulsmesser mit der App verbunden werden soll um so die aktuelle Herzfrequenz anzuzeigen u<text:span text:style-name="T30">nd</text:span> in einer Statistik festzuhalten.</text:p>
            <text:p text:style-name="P28">Am Ende einer Trainingssession ist es dem Nutzer möglich Feedback über das Training zu geben.</text:p>
            <text:p text:style-name="P28">So kann er bestimmen, ob das Training zu einfach / zu schwierig oder genau richtig war.</text:p>
            <text:p text:style-name="P28">Somit kann mithilfe des Feedbacks die nächste Session angepasst werden um ein optimales Training zu ermöglichen.</text:p>
            <text:p text:style-name="P13"/>
            <text:p text:style-name="P22">User<text:span text:style-name="T37">mana</text:span>gement: </text:p>
            <text:p text:style-name="P14">Jede Woche wird der User nach dem Gewicht und dem Wohlbefinden gefragt.</text:p>
            <text:p text:style-name="P27">So soll mit der Zeit eine Statistik erstellt werden, welche Aussagen über die Entwicklung des Nutzers ermöglicht.</text:p>
            <text:p text:style-name="P15"/>
            <text:p text:style-name="P23">Google Kalender:</text:p>
            <text:p text:style-name="P15">Einbindung von Google Kalender um Trainingseinheiten einzutragen <text:span text:style-name="T35">wurde besprochen.</text:span></text:p>
            <text:p text:style-name="P11"/>
            <text:p text:style-name="P16"/>
            <text:p text:style-name="P16"><text:soft-page-break/>Erstellen des Pflichtenhefts</text:p>
            <text:p text:style-name="P16"/>
            <text:p text:style-name="P11"><text:span text:style-name="T4">Ausgangslage: </text:span>Trainingszustand hinzufügen</text:p>
            <text:p text:style-name="P11"/>
            <text:p text:style-name="P17"><text:span text:style-name="T4">Ist-Zustand:<text:tab/></text:span><text:span text:style-name="T13">Auftraggeber ist eine Privatperson mit beschränkten Ressourcen</text:span></text:p>
            <text:p text:style-name="P35"/>
            <text:p text:style-name="P11"><text:span text:style-name="T4">Zielsetzung:</text:span><text:tab/>Nutzer soll durch unsere App beim Trainieren unterstützt werden.</text:p>
            <text:p text:style-name="P11"><text:tab/><text:tab/>Es soll eine Community aufgebaut werden die den Nutzer auf lange Zeit motiviert.</text:p>
            <text:p text:style-name="P11"><text:tab/><text:tab/>Durch Punktesystem, Social Networks und Rankings soll das erreicht werden.</text:p>
            <text:p text:style-name="P11"><text:tab/><text:tab/><text:span text:style-name="T31">Im Nachhinein soll der Fortschritt mit den vorigen Wochen vergleichbar sein.</text:span></text:p>
            <text:p text:style-name="P18"><text:tab/><text:tab/>Man kann am Ende der Übung Feedback geben, ob die Übung zu einfach/schwer/ <text:tab/><text:tab/>genau richtig war, bzw man erhält A<text:span text:style-name="T35">us</text:span>gleichsübungen, welche den selben Zweck <text:tab/><text:tab/>erfüllen aber Rücksicht auf die Bedürfnisse des Nutzers nehmen. </text:p>
            <text:p text:style-name="P18"/>
            <text:p text:style-name="P19">Anforderungen: <text:tab/><text:span text:style-name="T16">Anforderungen</text:span><text:span text:style-name="T17"> an Kommunikationssysteme:</text:span><text:span text:style-name="T32"> </text:span><text:span text:style-name="T17">Ob Rest-Server eingebaut <text:tab/><text:tab/><text:tab/><text:tab/>wird, </text:span><text:span text:style-name="T28">kann</text:span><text:span text:style-name="T17"> erst </text:span><text:span text:style-name="T28">nach Fertigstellung der Systemarchitektur festgesetzt werden</text:span></text:p>
            <text:p text:style-name="P25"/>
            <text:p text:style-name="P20">Mengengerüst:<text:tab/><text:span text:style-name="T12">1 Nutzer auf 1 Gerät, </text:span></text:p>
            <text:p text:style-name="P20"><text:span text:style-name="T12"><text:tab/><text:tab/><text:tab/>Videos</text:span><text:span text:style-name="T28"> </text:span><text:span text:style-name="T12">werden Youtube Videos offline gespeichert oder über YouTube <text:tab/><text:tab/><text:tab/><text:tab/>eingebettet, </text:span><text:span text:style-name="T18">bzw. </text:span><text:span text:style-name="T28">k</text:span><text:span text:style-name="T18">önnen sie zu Hause vorgeladen werden?</text:span><text:span text:style-name="T12">)</text:span></text:p>
            <text:p text:style-name="P20"><text:span text:style-name="T12"><text:tab/><text:tab/><text:tab/></text:span><text:span text:style-name="T19">1 Youtube </text:span><text:span text:style-name="T28">V</text:span><text:span text:style-name="T19">ideo entsprechen 6-10 Sekunden mit sprachlicher Erklärung und <text:tab/><text:tab/><text:tab/>vorzeigen der Übung </text:span><text:span text:style-name="T20">(wobei 50+ Videos anfallen).</text:span></text:p>
            <text:p text:style-name="P20"><text:span text:style-name="T20"><text:tab/><text:tab/><text:tab/></text:span><text:span text:style-name="T21">Anzahl der Social Media Interactions werden erst in den Beta</text:span><text:span text:style-name="T28">t</text:span><text:span text:style-name="T21">ests bekannt.</text:span></text:p>
            <text:p text:style-name="P20"><text:span text:style-name="T21"><text:tab/><text:tab/><text:tab/></text:span><text:span text:style-name="T22">Datenbank wird verwendet um User</text:span><text:span text:style-name="T28">s</text:span><text:span text:style-name="T22">essions, Trainin</text:span><text:span text:style-name="T27">g</text:span><text:span text:style-name="T22">s</text:span><text:span text:style-name="T28">s</text:span><text:span text:style-name="T22">essions und <text:tab/><text:tab/><text:tab/><text:tab/>Übungskatalog </text:span><text:span text:style-name="T27">abzuspeichern.</text:span></text:p>
            <text:p text:style-name="P20"><text:span text:style-name="T21"><text:tab/><text:tab/><text:tab/></text:span><text:span text:style-name="T22">1 mal pro Woche </text:span><text:span text:style-name="T23">Eintrag in die U</text:span><text:span text:style-name="T22">ser</text:span><text:span text:style-name="T28">s</text:span><text:span text:style-name="T22">ession </text:span><text:span text:style-name="T23">Tabelle</text:span><text:span text:style-name="T24"> </text:span><text:span text:style-name="T25">52 Datensätze pro Jahr.</text:span><text:span text:style-name="T22"> <text:tab/><text:tab/><text:tab/></text:span><text:span text:style-name="T24">Pro </text:span><text:span text:style-name="T22">Training ein </text:span><text:span text:style-name="T25">E</text:span><text:span text:style-name="T22">intrag in die Trainingssessiontabelle</text:span><text:span text:style-name="T24">=150 Datensätze</text:span><text:span text:style-name="T26"> </text:span></text:p>
            <text:p text:style-name="P26"><text:span text:style-name="T26"><text:tab/><text:tab/><text:tab/></text:span><text:span text:style-name="T24">Trainingsk</text:span><text:span text:style-name="T26">atalog wird auch in eine Tabelle eingetrage</text:span><text:span text:style-name="T24">n 50-150 </text:span><text:span text:style-name="T28">Datensätze</text:span><text:span text:style-name="T24">.</text:span></text:p>
            <text:p text:style-name="P36"/>
          </table:table-cell>
        </table:table-row>
        <table:table-row>
          <table:table-cell table:style-name="Table1.A2" office:value-type="string">
            <text:p text:style-name="P4">Bemerkungen und Kommentare:</text:p>
            <text:p text:style-name="P3">Erstes Treffen mit dem Fitness<text:span text:style-name="T38">c</text:span>onsultant David Lindenbauer.</text:p>
          </table:table-cell>
        </table:table-row>
        <table:table-row table:style-name="Table1.7">
          <table:table-cell table:style-name="Table1.A2" office:value-type="string">
            <text:p text:style-name="P5">Zusammenfassung: </text:p>
            <text:p text:style-name="P5"><text:span text:style-name="T27">Zusammen mit dem Fitness</text:span><text:span text:style-name="T28">c</text:span><text:span text:style-name="T27">onsultant wurde das alte Pflichtenheft besprochen und über die Zusammensetzung eines neuen Pflichtenhefts beraten.</text:span></text:p>
            <text:p text:style-name="P6">Zusätzlich wurde über die erwartenden Funktionen der App gesprochen und welche davon priorisiert werden sollen.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37181b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382bb9" style:font-size-asian="18pt" style:font-weight-asian="bold" style:font-size-complex="18pt" style:font-weight-complex="bold"/>
    </style:style>
    <style:style style:name="MT3" style:family="text">
      <style:text-properties fo:font-size="18pt" fo:font-weight="bold" officeooo:rsid="002d2f94" style:font-size-asian="18pt" style:font-weight-asian="bold" style:font-size-complex="18pt" style:font-weight-complex="bold"/>
    </style:style>
    <style:style style:name="MT4" style:family="text">
      <style:text-properties fo:font-weight="bold" officeooo:rsid="001b7824" style:font-weight-asian="bold" style:font-weight-complex="bold"/>
    </style:style>
    <style:style style:name="MT5" style:family="text">
      <style:text-properties fo:font-weight="bold" officeooo:rsid="003acce0" style:font-weight-asian="bold" style:font-weight-complex="bold"/>
    </style:style>
    <style:style style:name="MT6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stes </text:span><text:span text:style-name="MT2">Fitnessc</text:span><text:span text:style-name="MT1">onsultant-T</text:span><text:span text:style-name="MT3">reffen </text:span><text:tab/><text:span text:style-name="MT4">Protokoll vom </text:span><text:span text:style-name="MT5">11.10.2015</text:span></text:p>
      </style:header>
      <style:footer>
        <text:p text:style-name="Footer"><text:tab/><text:tab/><text:span text:style-name="MT6"><text:page-number text:select-page="current">2</text:page-number></text:span><text:span text:style-name="MT6">/</text:span>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3:14:33.374000000</dc:date>
    <meta:editing-duration>P1DT1H23M20S</meta:editing-duration>
    <meta:editing-cycles>28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55" meta:word-count="478" meta:character-count="3689" meta:non-whitespace-character-count="3202"/>
  </office:meta>
</office:document-meta>
</file>